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DD50CE8337DAD5A.jpg" manifest:media-type="image/jpeg"/>
  <manifest:file-entry manifest:full-path="Pictures/10000000000000690000002D944BF3FC74AD1A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499cm"/>
    </style:style>
    <style:style style:name="Table3.B" style:family="table-column">
      <style:table-column-properties style:column-width="5.75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123cm" fo:padding-right="0.123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rsid="0014319a" officeooo:paragraph-rsid="0014319a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text-properties fo:color="#0000ff" style:font-name="Arial" fo:font-size="10pt" fo:font-style="italic" officeooo:rsid="0014319a" officeooo:paragraph-rsid="0014319a" style:font-size-asian="10pt" style:font-style-asian="italic" style:font-name-complex="Arial" style:font-size-complex="10pt"/>
    </style:style>
    <style:style style:name="P15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6" style:family="paragraph" style:parent-style-name="Standard">
      <style:text-properties fo:color="#000000" style:font-name="Arial" fo:font-size="10pt" fo:font-style="normal" fo:font-weight="normal" officeooo:rsid="0014319a" officeooo:paragraph-rsid="001431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8" style:family="paragraph" style:parent-style-name="Footer">
      <style:text-properties style:font-size-complex="10pt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officeooo:paragraph-rsid="00191542" style:font-size-asian="11pt" style:font-name-complex="Arial" style:font-size-complex="11pt" style:font-weight-complex="bold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6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63bd6" officeooo:paragraph-rsid="00163bd6" style:font-size-asian="9.60000038146973pt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1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4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</style:style>
    <style:style style:name="P35" style:family="paragraph" style:parent-style-name="Standard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/>
      <style:text-properties officeooo:paragraph-rsid="001b2eae"/>
    </style:style>
    <style:style style:name="P36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f1263"/>
    </style:style>
    <style:style style:name="P37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officeooo:paragraph-rsid="001b2eae"/>
    </style:style>
    <style:style style:name="P38" style:family="paragraph" style:parent-style-name="Standard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39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paragraph-rsid="00205b30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style:font-size-asian="12pt" style:font-name-complex="Arial" style:font-size-complex="12pt"/>
    </style:style>
    <style:style style:name="P42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4" style:family="paragraph" style:parent-style-name="Heading_20_1">
      <style:paragraph-properties fo:margin-left="0cm" fo:margin-right="-0.041cm" fo:margin-top="0.212cm" fo:margin-bottom="0.106cm" loext:contextual-spacing="false" fo:text-indent="0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b2eae" style:font-size-asian="12pt" style:font-weight-asian="normal" style:font-name-complex="Arial" style:font-size-complex="12pt"/>
    </style:style>
    <style:style style:name="T8" style:family="text">
      <style:text-properties fo:font-size="12pt" fo:language="pt" fo:country="BR" fo:font-weight="normal" officeooo:rsid="001c1c5c" style:font-size-asian="12pt" style:font-weight-asian="normal" style:font-name-complex="Arial" style:font-size-complex="12pt"/>
    </style:style>
    <style:style style:name="T9" style:family="text">
      <style:text-properties fo:font-size="12pt" fo:language="pt" fo:country="BR" fo:font-weight="normal" officeooo:rsid="001de07c" style:font-size-asian="12pt" style:font-weight-asian="normal" style:font-name-complex="Arial" style:font-size-complex="12pt"/>
    </style:style>
    <style:style style:name="T10" style:family="text">
      <style:text-properties fo:font-size="12pt" fo:language="pt" fo:country="BR" fo:font-weight="normal" officeooo:rsid="001f1263" style:font-size-asian="12pt" style:font-weight-asian="normal" style:font-name-complex="Arial" style:font-size-complex="12pt"/>
    </style:style>
    <style:style style:name="T11" style:family="text">
      <style:text-properties officeooo:rsid="0012b52b"/>
    </style:style>
    <style:style style:name="T12" style:family="text">
      <style:text-properties officeooo:rsid="0017377c"/>
    </style:style>
    <style:style style:name="T13" style:family="text">
      <style:text-properties officeooo:rsid="001b2eae"/>
    </style:style>
    <style:style style:name="T14" style:family="text">
      <style:text-properties fo:language="pt" fo:country="BR" fo:font-weight="normal" style:font-weight-asian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TERMO DE ABERTURA</text:span><text:span text:style-name="T3"> DO PROJETO</text:span></text:p>
      <text:p text:style-name="P21"/>
      <text:p text:style-name="P20">Identificação do Projeto</text:p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6">Sistema Web CVLattes.</text:p>
          </table:table-cell>
        </table:table-row>
      </table:table>
      <text:p text:style-name="P19"/>
      <text:p text:style-name="P20">Histórico de Registro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4">23/08/2016</text:p>
          </table:table-cell>
          <table:table-cell table:style-name="Table2.A1" office:value-type="string">
            <text:p text:style-name="P14">Nelson</text:p>
          </table:table-cell>
          <table:table-cell table:style-name="Table2.D1" office:value-type="string">
            <text:p text:style-name="P10">Iniciando o preenchimento do termo.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</table:table>
      <text:p text:style-name="P24"/>
      <text:h text:style-name="P39" text:outline-level="1">Justificativa</text:h>
      <text:p text:style-name="P35"><text:span text:style-name="T7"><text:tab/><text:tab/>O CNPq, Conselho Nacional de Desenvolvimento Científico e Tecnológico, é o criado e mantenedor da Plataforma Lattes no Brasil, que é um sistema de referência, eficiência e sucesso. Com base nessa plataforma de sucesso, será criado o CVLattes.</text:span></text:p>
      <text:h text:style-name="P42" text:outline-level="1">Objetivo do Projeto</text:h>
      <text:p text:style-name="P37"><text:span text:style-name="T7"><text:tab/><text:tab/>Com o projeto visamos facilitar ações de planejameto, gestão e operacionalização do fomento à pesquisa, tanto para o CNPq, quando para as outras agências. Além disso temos como objetivo facilitar a visualização para a avaliação curricular na plataforma </text:span><text:span text:style-name="T9">e permitir que os profissionais, estudantes, pesquisadores e docentes das áreas de Ciência e Tecnologia, se cadastrem e insiram seus currículos</text:span><text:span text:style-name="T7">.</text:span></text:p>
      <text:p text:style-name="P30"/>
      <text:h text:style-name="P43" text:outline-level="1">Alinhamento Estratégico</text:h>
      <text:p text:style-name="P38"><text:span text:style-name="T6"><text:tab/><text:tab/></text:span><text:span text:style-name="T8">Temos como objetivo a criação de um sistema, acessível, eficiênte e de fácil compreensão.</text:span></text:p>
      <text:p text:style-name="P30"/>
      <text:h text:style-name="P39" text:outline-level="1">Responsabilidades e Partes Interessadas</text:h>
      <text:p text:style-name="P34"><text:span text:style-name="T8"><text:tab/><text:tab/>Partes Interessadas: CNPq.</text:span></text:p>
      <text:p text:style-name="P31"/>
      <text:h text:style-name="P40" text:outline-level="1">Escopo</text:h>
      <text:p text:style-name="P36"><text:span text:style-name="T10"><text:tab/><text:tab/>Esperamos entregar um produto simples e eficiênte, onde os usuários poderam realizar o gerencimento dos documentos dos grupos e poderam gerar relatórios.</text:span></text:p>
      <text:p text:style-name="P31"/>
      <text:h text:style-name="P41" text:outline-level="1"><text:span text:style-name="T14">Restrições</text:span></text:h>
      <text:p text:style-name="P31"/>
      <text:h text:style-name="P41" text:outline-level="1"><text:soft-page-break/><text:span text:style-name="T14">Riscos Iniciais</text:span></text:h>
      <text:p text:style-name="P30"/>
      <text:h text:style-name="P41" text:outline-level="1"><text:span text:style-name="T14">Tempo Estimado</text:span></text:h>
      <text:p text:style-name="P30"/>
      <text:h text:style-name="P41" text:outline-level="1"><text:span text:style-name="T14">Custo Estimado</text:span></text:h>
      <text:p text:style-name="P32"/>
      <text:p text:style-name="P28">10. <text:s/><text:span text:style-name="T5">Ferramentas utilizadas</text:span></text:p>
      <text:p text:style-name="P29">Para controle de versão e gerenciador de tarefas está sendo utilizado o GitHub. <text:span text:style-name="T13">Para realização do banco de dados, utilizaremos o Mysql. Para desenvolvimento do WebSite utilizaremos o framework PHP, Laravel.</text:span></text:p>
      <text:p text:style-name="P27"/>
      <text:h text:style-name="P44" text:outline-level="1" text:is-list-header="true"><text:span text:style-name="T11">11. </text:span>Gerente do Projeto</text:h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5" text:outline-level="2">Nome: <text:span text:style-name="T12">Nelson Vieira da Silva Júnior</text:span></text:h>
          </table:table-cell>
          <table:table-cell table:style-name="Table3.B1" office:value-type="string">
            <text:h text:style-name="P46" text:outline-level="2">Email: <text:span text:style-name="T12">nelsonviiera@gmail.com</text:span></text:h>
          </table:table-cell>
        </table:table-row>
      </table:table>
      <text:p text:style-name="P25"/>
      <text:h text:style-name="P44" text:outline-level="1" text:is-list-header="true"><text:span text:style-name="T11">12. </text:span>Aprovação do Termo de Abertura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3">Assinatura</text:p>
          </table:table-cell>
        </table:table-row>
        <table:table-row table:style-name="Table4.1"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P11"/>
          </table:table-cell>
          <table:table-cell table:style-name="Table4.B2" office:value-type="string">
            <text:p text:style-name="P23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944BF3FC74AD1A3B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DD50CE8337DAD5A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0T14:28:28.377083093</dc:date>
    <meta:print-date>2010-10-06T12:21:00</meta:print-date>
    <meta:editing-cycles>93</meta:editing-cycles>
    <meta:editing-duration>PT5H6M47S</meta:editing-duration>
    <meta:generator>LibreOffice/5.1.4.2$Linux_X86_64 LibreOffice_project/10m0$Build-2</meta:generator>
    <meta:document-statistic meta:table-count="6" meta:image-count="2" meta:object-count="0" meta:page-count="2" meta:paragraph-count="42" meta:word-count="260" meta:character-count="1717" meta:non-whitespace-character-count="1494"/>
  </office:meta>
</office:document-meta>
</file>